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7.586cm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5.5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96cm" fo:min-width="5.42cm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8.1cm" fo:min-width="17.36cm"/>
    </style:style>
    <style:style style:name="gr7" style:family="graphic" style:parent-style-name="standard">
      <style:graphic-properties draw:textarea-horizontal-align="justify" draw:textarea-vertical-align="middle" draw:auto-grow-height="false" fo:min-height="2cm" fo:min-width="7cm"/>
    </style:style>
    <style:style style:name="gr8" style:family="graphic" style:parent-style-name="standard">
      <style:graphic-properties draw:textarea-horizontal-align="justify" draw:textarea-vertical-align="middle" draw:auto-grow-height="false" fo:min-height="0.8cm" fo:min-width="2.8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6.5cm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3cm" fo:min-width="8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start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margin-top="0cm" fo:margin-bottom="0cm" fo:text-align="start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3cm" svg:height="2.2cm" svg:x="6.55cm" svg:y="1.6cm">
          <text:p text:style-name="P1"><text:span text:style-name="T1">Laden</text:span><text:span text:style-name="T2"> der </text:span><text:span text:style-name="T2"><text:line-break/></text:span><text:span text:style-name="T2">Kategorie:Die_Gartenlaube_Artik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1cm" svg:height="1.4cm" svg:x="7.65cm" svg:y="5.1cm">
          <text:p text:style-name="P2"><text:span text:style-name="T3">Extra</text:span><text:span text:style-name="T3">ktion </text:span><text:span text:style-name="T3">der </text:span><text:span text:style-name="T3"><text:line-break/></text:span><text:span text:style-name="T3">Unter</text:span><text:span text:style-name="T3">kateg</text:span><text:span text:style-name="T3">orie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5cm" svg:height="1.4cm" svg:x="7.675cm" svg:y="7.4cm">
          <text:p text:style-name="P1"><text:span text:style-name="T3">L</text:span><text:span text:style-name="T3">a</text:span><text:span text:style-name="T3">d</text:span><text:span text:style-name="T3">e</text:span><text:span text:style-name="T3">n</text:span><text:span text:style-name="T3"> </text:span><text:span text:style-name="T3">d</text:span><text:span text:style-name="T3">e</text:span><text:span text:style-name="T3">r</text:span><text:span text:style-name="T3"> </text:span><text:span text:style-name="T3">e</text:span><text:span text:style-name="T3">i</text:span><text:span text:style-name="T3">n</text:span><text:span text:style-name="T3">z</text:span><text:span text:style-name="T3">e</text:span><text:span text:style-name="T3">l</text:span><text:span text:style-name="T3">n</text:span><text:span text:style-name="T3">e</text:span><text:span text:style-name="T3">n</text:span><text:span text:style-name="T3"> </text:span><text:span text:style-name="T3"><text:line-break/></text:span><text:span text:style-name="T3">A</text:span><text:span text:style-name="T3">r</text:span><text:span text:style-name="T3">t</text:span><text:span text:style-name="T3">i</text:span><text:span text:style-name="T3">k</text:span><text:span text:style-name="T3">e</text:span><text:span text:style-name="T3">l</text:span><text:span text:style-name="T3">-</text:span><text:span text:style-name="T3">S</text:span><text:span text:style-name="T3">e</text:span><text:span text:style-name="T3">i</text:span><text:span text:style-name="T3">t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7cm" svg:y1="3.8cm" svg:x2="10.7cm" svg:y2="5.1cm" draw:start-shape="id1" draw:start-glue-point="2" draw:end-shape="id2" draw:end-glue-point="0" svg:d="M10700 3800v1300" svg:viewBox="0 0 1 1301">
          <text:p/>
        </draw:connector>
        <draw:connector draw:style-name="gr4" draw:text-style-name="P3" draw:layer="layout" draw:type="line" svg:x1="10.7cm" svg:y1="6.5cm" svg:x2="10.7cm" svg:y2="7.4cm" draw:start-shape="id2" draw:start-glue-point="2" draw:end-shape="id3" svg:d="M10700 6500v900" svg:viewBox="0 0 1 901">
          <text:p/>
        </draw:connector>
        <draw:connector draw:style-name="gr4" draw:text-style-name="P3" draw:layer="layout" draw:type="line" svg:x1="10.7cm" svg:y1="8.8cm" svg:x2="10.7cm" svg:y2="10.2cm" draw:start-shape="id3" draw:start-glue-point="2" draw:end-shape="id4" svg:d="M10700 8800v1400" svg:viewBox="0 0 1 1401">
          <text:p/>
        </draw:connector>
        <draw:custom-shape draw:style-name="gr5" draw:text-style-name="P1" xml:id="id4" draw:id="id4" draw:layer="layout" svg:width="9.4cm" svg:height="1.9cm" svg:x="6cm" svg:y="10.2cm">
          <text:p text:style-name="P1"><text:span text:style-name="T3">Extraktion des Wikitexts</text:span><text:span text:style-name="T3"><text:line-break/></text:span><text:span text:style-name="T3">der einzelnen Artik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4.225cm" svg:y1="11.15cm" svg:x2="10.571cm" svg:y2="13.5cm" draw:start-shape="id4" draw:start-glue-point="6" draw:end-shape="id5" draw:end-glue-point="0" svg:d="M14225 11150v1651h-3654v699" svg:viewBox="0 0 3655 2351">
          <text:p/>
        </draw:connector>
        <draw:g xml:id="id10" draw:id="id10">
          <draw:custom-shape draw:style-name="gr6" draw:text-style-name="P5" xml:id="id5" draw:id="id5" draw:layer="layout" svg:width="17.86cm" svg:height="8.5cm" svg:x="1.641cm" svg:y="13.5cm">
            <text:p text:style-name="P4"><text:span text:style-name="T4">Extraktion der Metadatenfelder aus der Textbox per RegEx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xml:id="id6" draw:id="id6" draw:layer="layout" svg:width="7.5cm" svg:height="2.4cm" svg:x="2.101cm" svg:y="14.7cm">
            <text:p text:style-name="P6"><text:span text:style-name="T2">E</text:span><text:span text:style-name="T2">x</text:span><text:span text:style-name="T2">t</text:span><text:span text:style-name="T2">r</text:span><text:span text:style-name="T2">a</text:span><text:span text:style-name="T2">k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r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e</text:span><text:span text:style-name="T2">n</text:span><text:span text:style-name="T2">f</text:span><text:span text:style-name="T2">e</text:span><text:span text:style-name="T2">l</text:span><text:span text:style-name="T2">d</text:span><text:span text:style-name="T2">e</text:span><text:span text:style-name="T2">r</text:span><text:span text:style-name="T2"><text:line-break/></text:span><text:span text:style-name="T2">a</text:span><text:span text:style-name="T2">u</text:span><text:span text:style-name="T2">s</text:span><text:span text:style-name="T2"> </text:span><text:span text:style-name="T2">d</text:span><text:span text:style-name="T2">e</text:span><text:span text:style-name="T2">r</text:span><text:span text:style-name="T2"> </text:span><text:span text:style-name="T2">T</text:span><text:span text:style-name="T2">e</text:span><text:span text:style-name="T2">x</text:span><text:span text:style-name="T2">t</text:span><text:span text:style-name="T2">b</text:span><text:span text:style-name="T2">o</text:span><text:span text:style-name="T2">x</text:span><text:span text:style-name="T2"> </text:span><text:span text:style-name="T2">p</text:span><text:span text:style-name="T2">e</text:span><text:span text:style-name="T2">r</text:span><text:span text:style-name="T2"> </text:span><text:span text:style-name="T2">R</text:span><text:span text:style-name="T2">e</text:span><text:span text:style-name="T2">g</text:span><text:span text:style-name="T2">E</text:span><text:span text:style-name="T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7" draw:id="id7" draw:layer="layout" svg:width="6.6cm" svg:height="2.4cm" svg:x="3.201cm" svg:y="17.9cm">
            <text:p text:style-name="P1"><text:span text:style-name="T2">Ist extrahierter </text:span><text:span text:style-name="T2"><text:line-break/></text:span><text:span text:style-name="T2">Wert ein Wikilink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.101cm" svg:y1="15.9cm" svg:x2="3.201cm" svg:y2="19.1cm" draw:start-shape="id6" draw:start-glue-point="3" draw:end-shape="id7" draw:end-glue-point="5" svg:d="M2101 15900h-501v3200h1601" svg:viewBox="0 0 1602 3201">
            <text:p/>
          </draw:connector>
          <draw:custom-shape draw:style-name="gr9" draw:text-style-name="P6" xml:id="id8" draw:id="id8" draw:layer="layout" svg:width="7cm" svg:height="1.9cm" svg:x="11.701cm" svg:y="15.6cm">
            <text:p text:style-name="P6"><text:span text:style-name="T2">Laden der Wikidata-I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xml:id="id9" draw:id="id9" draw:layer="layout" svg:width="7cm" svg:height="1.9cm" svg:x="11.701cm" svg:y="18.7cm">
            <text:p text:style-name="P6"><text:span text:style-name="T2">Speichern des Strings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8" draw:layer="layout" svg:x1="9.801cm" svg:y1="19.1cm" svg:x2="11.701cm" svg:y2="16.55cm" draw:start-shape="id7" draw:start-glue-point="7" draw:end-shape="id8" draw:end-glue-point="3" svg:d="M9801 19100h951v-2550h949" svg:viewBox="0 0 1901 2551">
            <text:p text:style-name="P7"><text:span text:style-name="T2">ja</text:span></text:p>
          </draw:connector>
          <draw:connector draw:style-name="gr4" draw:text-style-name="P3" draw:layer="layout" svg:x1="9.801cm" svg:y1="19.1cm" svg:x2="9.801cm" svg:y2="19.1cm" draw:start-shape="id7" draw:start-glue-point="7" draw:end-shape="id7" draw:end-glue-point="7" svg:d="M9801 19100z" svg:viewBox="0 0 1 1">
            <text:p/>
          </draw:connector>
          <draw:connector draw:style-name="gr11" draw:text-style-name="P8" draw:layer="layout" svg:x1="6.501cm" svg:y1="20.3cm" svg:x2="11.701cm" svg:y2="19.65cm" draw:start-shape="id7" draw:start-glue-point="6" draw:end-shape="id9" draw:end-glue-point="3" svg:d="M6501 20300v502h4251v-1152h949" svg:viewBox="0 0 5201 1153">
            <text:p text:style-name="P6"><text:span text:style-name="T2"><text:s text:c="8"/></text:span><text:span text:style-name="T2">nein</text:span></text:p>
          </draw:connector>
          <draw:connector draw:style-name="gr4" draw:text-style-name="P3" draw:layer="layout" svg:x1="15.201cm" svg:y1="17.5cm" svg:x2="15.201cm" svg:y2="18.7cm" draw:start-shape="id8" draw:start-glue-point="2" draw:end-shape="id9" draw:end-glue-point="0" svg:d="M15201 17500v1200" svg:viewBox="0 0 1 1201">
            <text:p/>
          </draw:connector>
        </draw:g>
        <draw:custom-shape draw:style-name="gr12" draw:text-style-name="P1" xml:id="id11" draw:id="id11" draw:layer="layout" svg:width="9.2cm" svg:height="2.7cm" svg:x="6.5cm" svg:y="23.5cm">
          <text:p text:style-name="P1">Generierung der<text:line-break/>QuickStatements-Befeh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.55cm" svg:y1="22cm" svg:x2="11.1cm" svg:y2="23.5cm" draw:start-shape="id10" draw:start-glue-point="2" draw:end-shape="id11" draw:end-glue-point="0" svg:d="M10550 22000v750h550v750" svg:viewBox="0 0 5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auto-grow-width="true" fo:padding-top="0.2cm" fo:padding-bottom="0.2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5:00:08.631066385</meta:creation-date>
    <dc:date>2019-11-14T22:46:36.392010703</dc:date>
    <meta:editing-duration>PT9H15M17S</meta:editing-duration>
    <meta:editing-cycles>8</meta:editing-cycles>
    <meta:generator>LibreOffice/6.0.7.3$Linux_X86_64 LibreOffice_project/00m0$Build-3</meta:generator>
    <meta:document-statistic meta:object-count="21"/>
  </office:meta>
</office:document-meta>
</file>